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36C0A1CAF96BE8C2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95cm" fo:min-width="20.7cm"/>
    </style:style>
    <style:style style:name="gr2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8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2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4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971cm"/>
    </style:style>
    <style:style style:name="gr18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 draw:opacity="50%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draw:layer="layout" svg:width="21.2cm" svg:height="9.2cm" svg:x="0.6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cm" svg:height="3.2cm" svg:x="1.8cm" svg:y="2.6cm">
          <draw:image xlink:href="Pictures/100002010000003600000036C0A1CAF96BE8C246.png" xlink:type="simple" xlink:show="embed" xlink:actuate="onLoad">
            <text:p/>
          </draw:image>
        </draw:frame>
        <draw:custom-shape draw:style-name="gr3" draw:text-style-name="P3" draw:layer="layout" svg:width="1.4cm" svg:height="1.4cm" svg:x="9.4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6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7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3.1cm" svg:x="16.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cm" svg:height="2cm" svg:x="18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cm" svg:height="1.1cm" svg:x="20.3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8cm" svg:height="2.8cm" svg:x="5.8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cm" svg:height="2.8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9.6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9.4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6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5cm" svg:y="4.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2cm" svg:y1="5.4cm" svg:x2="5.2cm" svg:y2="7cm">
          <text:p/>
        </draw:line>
        <draw:line draw:style-name="gr10" draw:text-style-name="P2" draw:layer="layout" svg:x1="9.1cm" svg:y1="5.4cm" svg:x2="9.1cm" svg:y2="7cm">
          <text:p/>
        </draw:line>
        <draw:line draw:style-name="gr10" draw:text-style-name="P2" draw:layer="layout" svg:x1="11.6cm" svg:y1="5.4cm" svg:x2="11.6cm" svg:y2="7cm">
          <text:p/>
        </draw:line>
        <draw:line draw:style-name="gr10" draw:text-style-name="P2" draw:layer="layout" svg:x1="14.2cm" svg:y1="5.4cm" svg:x2="14.2cm" svg:y2="7cm">
          <text:p/>
        </draw:line>
        <draw:line draw:style-name="gr10" draw:text-style-name="P2" draw:layer="layout" svg:x1="15.7cm" svg:y1="5.4cm" svg:x2="15.7cm" svg:y2="7cm">
          <text:p/>
        </draw:line>
        <draw:line draw:style-name="gr10" draw:text-style-name="P2" draw:layer="layout" svg:x1="17.8cm" svg:y1="5.4cm" svg:x2="17.8cm" svg:y2="7cm">
          <text:p/>
        </draw:line>
        <draw:line draw:style-name="gr10" draw:text-style-name="P2" draw:layer="layout" svg:x1="19.8cm" svg:y1="5.4cm" svg:x2="19.8cm" svg:y2="7cm">
          <text:p/>
        </draw:line>
        <draw:frame draw:style-name="gr11" draw:text-style-name="P4" draw:layer="layout" svg:width="2.7cm" svg:height="1.039cm" svg:x="3.9cm" svg:y="7.127cm">
          <draw:text-box>
            <text:p><text:span text:style-name="T1">Convolution</text:span></text:p>
          </draw:text-box>
        </draw:frame>
        <draw:frame draw:style-name="gr11" draw:text-style-name="P4" draw:layer="layout" svg:width="2.7cm" svg:height="1.039cm" svg:x="3.9cm" svg:y="7.128cm">
          <draw:text-box>
            <text:p><text:span text:style-name="T1">Convolution</text:span><text:span text:style-name="T1"><text:line-break/></text:span><text:span text:style-name="T1">5x5x1x32</text:span></text:p>
          </draw:text-box>
        </draw:frame>
        <draw:frame draw:style-name="gr11" draw:text-style-name="P4" draw:layer="layout" svg:width="2.7cm" svg:height="1.039cm" svg:x="8.2cm" svg:y="7.129cm">
          <draw:text-box>
            <text:p><text:span text:style-name="T1">Pooling</text:span></text:p>
            <text:p><text:span text:style-name="T1">2x2</text:span></text:p>
          </draw:text-box>
        </draw:frame>
        <draw:frame draw:style-name="gr11" draw:text-style-name="P4" draw:layer="layout" svg:width="2.7cm" svg:height="1.039cm" svg:x="10.4cm" svg:y="7.129cm">
          <draw:text-box>
            <text:p><text:span text:style-name="T1">Convolution</text:span></text:p>
            <text:p><text:span text:style-name="T1">5x5x32x64</text:span></text:p>
          </draw:text-box>
        </draw:frame>
        <draw:frame draw:style-name="gr11" draw:text-style-name="P4" draw:layer="layout" svg:width="2.7cm" svg:height="1.039cm" svg:x="13cm" svg:y="7.13cm">
          <draw:text-box>
            <text:p><text:span text:style-name="T1">Pooling</text:span></text:p>
            <text:p><text:span text:style-name="T1">2x2</text:span></text:p>
          </draw:text-box>
        </draw:frame>
        <draw:frame draw:style-name="gr11" draw:text-style-name="P4" draw:layer="layout" svg:width="2.7cm" svg:height="1.433cm" svg:x="14.9cm" svg:y="7.13cm">
          <draw:text-box>
            <text:p><text:span text:style-name="T1">Full</text:span><text:span text:style-name="T1"><text:line-break/></text:span><text:span text:style-name="T1">connect</text:span></text:p>
            <text:p><text:span text:style-name="T1">Dropout 0.5</text:span></text:p>
          </draw:text-box>
        </draw:frame>
        <draw:frame draw:style-name="gr12" draw:text-style-name="P4" draw:layer="layout" svg:width="2.7cm" svg:height="1.433cm" svg:x="17cm" svg:y="7.131cm">
          <draw:text-box>
            <text:p><text:span text:style-name="T1">Full</text:span><text:span text:style-name="T1"><text:line-break/></text:span><text:span text:style-name="T1">connect,</text:span></text:p>
            <text:p><text:span text:style-name="T1">Dropout 0.5</text:span></text:p>
          </draw:text-box>
        </draw:frame>
        <draw:frame draw:style-name="gr12" draw:text-style-name="P4" draw:layer="layout" svg:width="2.7cm" svg:height="1.433cm" svg:x="19cm" svg:y="7.132cm">
          <draw:text-box>
            <text:p><text:span text:style-name="T1">Full</text:span><text:span text:style-name="T1"><text:line-break/></text:span><text:span text:style-name="T1">connect,</text:span></text:p>
            <text:p><text:span text:style-name="T1">Dropout 0.5</text:span></text:p>
          </draw:text-box>
        </draw:frame>
        <draw:frame draw:style-name="gr13" draw:text-style-name="P4" draw:layer="layout" svg:width="2.7cm" svg:height="0.645cm" svg:x="2cm" svg:y="1.8cm">
          <draw:text-box>
            <text:p><text:span text:style-name="T1">Input: 32x32</text:span></text:p>
          </draw:text-box>
        </draw:frame>
        <draw:frame draw:style-name="gr13" draw:text-style-name="P4" draw:layer="layout" svg:width="2.7cm" svg:height="0.645cm" svg:x="5.8cm" svg:y="1.9cm">
          <draw:text-box>
            <text:p><text:span text:style-name="T1">28x28x32</text:span></text:p>
          </draw:text-box>
        </draw:frame>
        <draw:frame draw:style-name="gr13" draw:text-style-name="P4" draw:layer="layout" svg:width="2.7cm" svg:height="0.645cm" svg:x="8.9cm" svg:y="1.901cm">
          <draw:text-box>
            <text:p><text:span text:style-name="T1">14x14x32</text:span></text:p>
          </draw:text-box>
        </draw:frame>
        <draw:frame draw:style-name="gr13" draw:text-style-name="P4" draw:layer="layout" svg:width="2.7cm" svg:height="0.645cm" svg:x="11.7cm" svg:y="1.902cm">
          <draw:text-box>
            <text:p><text:span text:style-name="T1">10x10x64</text:span></text:p>
          </draw:text-box>
        </draw:frame>
        <draw:frame draw:style-name="gr11" draw:text-style-name="P4" draw:layer="layout" svg:width="2.7cm" svg:height="1.039cm" svg:x="14cm" svg:y="1.903cm">
          <draw:text-box>
            <text:p><text:span text:style-name="T1">5x5x64</text:span><text:span text:style-name="T1"><text:line-break/></text:span><text:span text:style-name="T1">=1600</text:span></text:p>
          </draw:text-box>
        </draw:frame>
        <draw:frame draw:style-name="gr13" draw:text-style-name="P4" draw:layer="layout" svg:width="2.7cm" svg:height="0.645cm" svg:x="15.9cm" svg:y="1.904cm">
          <draw:text-box>
            <text:p><text:span text:style-name="T1">120</text:span></text:p>
          </draw:text-box>
        </draw:frame>
        <draw:frame draw:style-name="gr13" draw:text-style-name="P4" draw:layer="layout" svg:width="2.7cm" svg:height="0.645cm" svg:x="18cm" svg:y="1.905cm">
          <draw:text-box>
            <text:p><text:span text:style-name="T1">84</text:span></text:p>
          </draw:text-box>
        </draw:frame>
        <draw:frame draw:style-name="gr13" draw:text-style-name="P4" draw:layer="layout" svg:width="2.7cm" svg:height="0.645cm" svg:x="20.1cm" svg:y="1.906cm">
          <draw:text-box>
            <text:p><text:span text:style-name="T1">43</text:span></text:p>
          </draw:text-box>
        </draw:frame>
        <draw:custom-shape draw:style-name="gr5" draw:text-style-name="P3" draw:layer="layout" svg:width="0.5cm" svg:height="0.5cm" svg:x="14.4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3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4.1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3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2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1cm" svg:y="3.2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4.8cm" svg:y1="2.8cm" svg:x2="8.1cm" svg:y2="3cm">
          <text:p/>
        </draw:line>
        <draw:line draw:style-name="gr10" draw:text-style-name="P2" draw:layer="layout" svg:x1="5cm" svg:y1="5.8cm" svg:x2="5.6cm" svg:y2="5.6cm">
          <text:p/>
        </draw:line>
        <draw:custom-shape draw:style-name="gr14" draw:text-style-name="P5" draw:layer="layout" svg:width="0.5cm" svg:height="0.5cm" svg:x="4.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5cm" svg:x="4.3cm" svg:y="2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cm" svg:height="0.1cm" svg:x="8.1cm" svg:y="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4.8cm" svg:y1="3.3cm" svg:x2="8.1cm" svg:y2="3.1cm">
          <text:p/>
        </draw:line>
        <draw:custom-shape draw:style-name="gr15" draw:text-style-name="P3" draw:layer="layout" svg:width="0.2cm" svg:height="0.2cm" svg:x="8.1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cm" svg:height="0.1cm" svg:x="10.6cm" svg:y="3.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3cm" svg:y1="3.3cm" svg:x2="10.6cm" svg:y2="3.8cm">
          <text:p/>
        </draw:line>
        <draw:line draw:style-name="gr10" draw:text-style-name="P2" draw:layer="layout" svg:x1="8.3cm" svg:y1="3.5cm" svg:x2="10.6cm" svg:y2="3.9cm">
          <text:p/>
        </draw:line>
        <draw:custom-shape draw:style-name="gr14" draw:text-style-name="P5" draw:layer="layout" svg:width="0.5cm" svg:height="0.5cm" svg:x="10.2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cm" svg:height="0.1cm" svg:x="12.9cm" svg:y="3.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7cm" svg:y1="4.1cm" svg:x2="12.9cm" svg:y2="3.6cm">
          <text:p/>
        </draw:line>
        <draw:line draw:style-name="gr10" draw:text-style-name="P2" draw:layer="layout" svg:x1="10.7cm" svg:y1="4.6cm" svg:x2="12.9cm" svg:y2="3.7cm">
          <text:p/>
        </draw:line>
        <draw:custom-shape draw:style-name="gr15" draw:text-style-name="P3" draw:layer="layout" svg:width="0.2cm" svg:height="0.2cm" svg:x="12.8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cm" svg:height="0.1cm" svg:x="14.4cm" svg:y="3.4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cm" svg:y1="3.3cm" svg:x2="14.4cm" svg:y2="3.4cm">
          <text:p/>
        </draw:line>
        <draw:line draw:style-name="gr10" draw:text-style-name="P2" draw:layer="layout" svg:x1="13cm" svg:y1="3.5cm" svg:x2="14.4cm" svg:y2="3.5cm">
          <text:p/>
        </draw:line>
        <draw:line draw:style-name="gr16" draw:text-style-name="P2" draw:layer="layout" svg:x1="14.6cm" svg:y1="3.3cm" svg:x2="16.5cm" svg:y2="2.6cm">
          <text:p/>
        </draw:line>
        <draw:line draw:style-name="gr16" draw:text-style-name="P2" draw:layer="layout" svg:x1="15.2cm" svg:y1="5cm" svg:x2="16.5cm" svg:y2="5.7cm">
          <text:p/>
        </draw:line>
        <draw:line draw:style-name="gr16" draw:text-style-name="P2" draw:layer="layout" svg:x1="16.8cm" svg:y1="2.6cm" svg:x2="18.4cm" svg:y2="3.2cm">
          <text:p/>
        </draw:line>
        <draw:line draw:style-name="gr16" draw:text-style-name="P2" draw:layer="layout" svg:x1="16.8cm" svg:y1="5.7cm" svg:x2="18.4cm" svg:y2="5.2cm">
          <text:p/>
        </draw:line>
        <draw:line draw:style-name="gr16" draw:text-style-name="P2" draw:layer="layout" svg:x1="18.7cm" svg:y1="3.2cm" svg:x2="20.3cm" svg:y2="3.7cm">
          <text:p/>
        </draw:line>
        <draw:line draw:style-name="gr16" draw:text-style-name="P2" draw:layer="layout" svg:x1="18.7cm" svg:y1="5.2cm" svg:x2="20.3cm" svg:y2="4.8cm">
          <text:p/>
        </draw:line>
        <draw:frame draw:style-name="gr17" draw:text-style-name="P6" draw:layer="layout" svg:width="6.471cm" svg:height="0.763cm" svg:x="1.6cm" svg:y="8.438cm">
          <draw:text-box>
            <text:p><text:span text:style-name="T2">MyNet (Very similar to LeNet)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22:31:23.140303187</meta:creation-date>
    <dc:date>2017-03-25T22:25:48.721473261</dc:date>
    <meta:editing-duration>PT6M40S</meta:editing-duration>
    <meta:editing-cycles>4</meta:editing-cycles>
    <meta:generator>LibreOffice/5.1.6.2$Linux_X86_64 LibreOffice_project/10m0$Build-2</meta:generator>
    <meta:document-statistic meta:object-count="94"/>
  </office:meta>
</office:document-meta>
</file>